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7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fo:color="#21409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84.03mm" svg:height="143.95mm" svg:x="152.79mm" svg:y="3.46mm">
            <draw:object draw:notify-on-update-of-ranges="Sheet1.C2:Sheet1.M2 Sheet1.B3:Sheet1.B3 Sheet1.C3:Sheet1.M3 Sheet1.B4:Sheet1.B4 Sheet1.C4:Sheet1.M4 Sheet1.B5:Sheet1.B5 Sheet1.C5:Sheet1.M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11" table:default-cell-style-name="ce5"/>
        <table:table-row table:style-name="ro1">
          <table:table-cell/>
          <table:table-cell table:style-name="ce1" office:value-type="string" calcext:value-type="string">
            <text:p>Utility</text:p>
          </table:table-cell>
          <table:table-cell table:style-name="ce4" office:value-type="string" calcext:value-type="string" table:number-columns-spanned="11" table:number-rows-spanned="1">
            <text:p>Distance</text:p>
          </table:table-cell>
          <table:covered-table-cell table:number-columns-repeated="10" table:style-name="ce2"/>
        </table:table-row>
        <table:table-row table:style-name="ro1">
          <table:table-cell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fatuation</text:p>
          </table:table-cell>
          <table:table-cell table:formula="of:=MAX(0; MIN(1; -([.C2]^4)+0.8 ) )" office:value-type="float" office:value="0.8" calcext:value-type="float">
            <text:p>0.8</text:p>
          </table:table-cell>
          <table:table-cell table:formula="of:=MAX(0; MIN(1; -([.D2]^4)+0.8 ) )" office:value-type="float" office:value="0.7999" calcext:value-type="float">
            <text:p>0.7999</text:p>
          </table:table-cell>
          <table:table-cell table:formula="of:=MAX(0; MIN(1; -([.E2]^4)+0.8 ) )" office:value-type="float" office:value="0.7984" calcext:value-type="float">
            <text:p>0.7984</text:p>
          </table:table-cell>
          <table:table-cell table:formula="of:=MAX(0; MIN(1; -([.F2]^4)+0.8 ) )" office:value-type="float" office:value="0.7919" calcext:value-type="float">
            <text:p>0.7919</text:p>
          </table:table-cell>
          <table:table-cell table:formula="of:=MAX(0; MIN(1; -([.G2]^4)+0.8 ) )" office:value-type="float" office:value="0.7744" calcext:value-type="float">
            <text:p>0.7744</text:p>
          </table:table-cell>
          <table:table-cell table:formula="of:=MAX(0; MIN(1; -([.H2]^4)+0.8 ) )" office:value-type="float" office:value="0.7375" calcext:value-type="float">
            <text:p>0.7375</text:p>
          </table:table-cell>
          <table:table-cell table:formula="of:=MAX(0; MIN(1; -([.I2]^4)+0.8 ) )" office:value-type="float" office:value="0.6704" calcext:value-type="float">
            <text:p>0.6704</text:p>
          </table:table-cell>
          <table:table-cell table:formula="of:=MAX(0; MIN(1; -([.J2]^4)+0.8 ) )" office:value-type="float" office:value="0.5599" calcext:value-type="float">
            <text:p>0.5599</text:p>
          </table:table-cell>
          <table:table-cell table:formula="of:=MAX(0; MIN(1; -([.K2]^4)+0.8 ) )" office:value-type="float" office:value="0.3904" calcext:value-type="float">
            <text:p>0.3904</text:p>
          </table:table-cell>
          <table:table-cell table:formula="of:=MAX(0; MIN(1; -([.L2]^4)+0.8 ) )" office:value-type="float" office:value="0.1439" calcext:value-type="float">
            <text:p>0.1439</text:p>
          </table:table-cell>
          <table:table-cell table:formula="of:=MAX(0; MIN(1; -([.M2]^4)+0.8 ) 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ander</text:p>
          </table:table-cell>
          <table:table-cell table:formula="of:=MIN(1;MAX(0; 0.02*10*0.35 ))" office:value-type="float" office:value="0.07" calcext:value-type="float">
            <text:p>0.07</text:p>
          </table:table-cell>
          <table:table-cell table:formula="of:=MIN(1;MAX(0; 0.02*10*0.35 ))" office:value-type="float" office:value="0.07" calcext:value-type="float">
            <text:p>0.07</text:p>
          </table:table-cell>
          <table:table-cell table:formula="of:=MIN(1;MAX(0; 0.02*10*0.35 ))" office:value-type="float" office:value="0.07" calcext:value-type="float">
            <text:p>0.07</text:p>
          </table:table-cell>
          <table:table-cell table:formula="of:=MIN(1;MAX(0; 0.02*10*0.35 ))" office:value-type="float" office:value="0.07" calcext:value-type="float">
            <text:p>0.07</text:p>
          </table:table-cell>
          <table:table-cell table:formula="of:=MIN(1;MAX(0; 0.02*10*0.35 ))" office:value-type="float" office:value="0.07" calcext:value-type="float">
            <text:p>0.07</text:p>
          </table:table-cell>
          <table:table-cell table:formula="of:=MIN(1;MAX(0; 0.02*10*0.35 ))" office:value-type="float" office:value="0.07" calcext:value-type="float">
            <text:p>0.07</text:p>
          </table:table-cell>
          <table:table-cell table:formula="of:=MIN(1;MAX(0; 0.02*10*0.35 ))" office:value-type="float" office:value="0.07" calcext:value-type="float">
            <text:p>0.07</text:p>
          </table:table-cell>
          <table:table-cell table:formula="of:=MIN(1;MAX(0; 0.02*10*0.35 ))" office:value-type="float" office:value="0.07" calcext:value-type="float">
            <text:p>0.07</text:p>
          </table:table-cell>
          <table:table-cell table:formula="of:=MIN(1;MAX(0; 0.02*10*0.35 ))" office:value-type="float" office:value="0.07" calcext:value-type="float">
            <text:p>0.07</text:p>
          </table:table-cell>
          <table:table-cell table:formula="of:=MIN(1;MAX(0; 0.02*10*0.35 ))" office:value-type="float" office:value="0.07" calcext:value-type="float">
            <text:p>0.07</text:p>
          </table:table-cell>
          <table:table-cell table:formula="of:=MIN(1;MAX(0; 0.02*10*0.35 ))" office:value-type="float" office:value="0.07" calcext:value-type="float">
            <text:p>0.07</text:p>
          </table:table-cell>
        </table:table-row>
        <table:table-row table:style-name="ro1">
          <table:table-cell/>
          <table:table-cell office:value-type="string" calcext:value-type="string">
            <text:p>Wander-door</text:p>
          </table:table-cell>
          <table:table-cell table:formula="of:=MIN(1;MAX(0;  1-(0.04*[.C2]+ (1.24-0.4)  )))" office:value-type="float" office:value="0.16" calcext:value-type="float">
            <text:p>0.16</text:p>
          </table:table-cell>
          <table:table-cell table:formula="of:=MIN(1;MAX(0;  1-(0.04*[.D2]+ (1.24-0.4)  )))" office:value-type="float" office:value="0.156" calcext:value-type="float">
            <text:p>0.156</text:p>
          </table:table-cell>
          <table:table-cell table:formula="of:=MIN(1;MAX(0;  1-(0.04*[.E2]+ (1.24-0.4)  )))" office:value-type="float" office:value="0.152" calcext:value-type="float">
            <text:p>0.152</text:p>
          </table:table-cell>
          <table:table-cell table:formula="of:=MIN(1;MAX(0;  1-(0.04*[.F2]+ (1.24-0.4)  )))" office:value-type="float" office:value="0.148" calcext:value-type="float">
            <text:p>0.148</text:p>
          </table:table-cell>
          <table:table-cell table:formula="of:=MIN(1;MAX(0;  1-(0.04*[.G2]+ (1.24-0.4)  )))" office:value-type="float" office:value="0.144" calcext:value-type="float">
            <text:p>0.144</text:p>
          </table:table-cell>
          <table:table-cell table:formula="of:=MIN(1;MAX(0;  1-(0.04*[.H2]+ (1.24-0.4)  )))" office:value-type="float" office:value="0.14" calcext:value-type="float">
            <text:p>0.14</text:p>
          </table:table-cell>
          <table:table-cell table:formula="of:=MIN(1;MAX(0;  1-(0.04*[.I2]+ (1.24-0.4)  )))" office:value-type="float" office:value="0.136" calcext:value-type="float">
            <text:p>0.136</text:p>
          </table:table-cell>
          <table:table-cell table:formula="of:=MIN(1;MAX(0;  1-(0.04*[.J2]+ (1.24-0.4)  )))" office:value-type="float" office:value="0.132" calcext:value-type="float">
            <text:p>0.132</text:p>
          </table:table-cell>
          <table:table-cell table:formula="of:=MIN(1;MAX(0;  1-(0.04*[.K2]+ (1.24-0.4)  )))" office:value-type="float" office:value="0.128" calcext:value-type="float">
            <text:p>0.128</text:p>
          </table:table-cell>
          <table:table-cell table:formula="of:=MIN(1;MAX(0;  1-(0.04*[.L2]+ (1.24-0.4)  )))" office:value-type="float" office:value="0.124" calcext:value-type="float">
            <text:p>0.124</text:p>
          </table:table-cell>
          <table:table-cell table:formula="of:=MIN(1;MAX(0;  1-(0.04*[.M2]+ (1.24-0.4)  )))" office:value-type="float" office:value="0.12" calcext:value-type="float">
            <text:p>0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3">0000/00/00</text:date>, <text:time style:data-style-name="N2" text:time-value="16:26:37.235750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4:58:52.729076844</meta:creation-date>
    <dc:date>2018-03-03T16:31:39.731148894</dc:date>
    <meta:editing-duration>PT10H1M31S</meta:editing-duration>
    <meta:editing-cycles>4</meta:editing-cycles>
    <meta:generator>LibreOffice/5.4.5.1$Linux_X86_64 LibreOffice_project/40m0$Build-1</meta:generator>
    <meta:document-statistic meta:table-count="1" meta:cell-count="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404cm" svg:height="14.396cm" xlink:href=".." xlink:type="simple" chart:class="chart:line" chart:style-name="ch1">
        <chart:legend chart:legend-position="end" svg:x="15.129cm" svg:y="6.401cm" style:legend-expansion="high" chart:style-name="ch2"/>
        <chart:plot-area chart:style-name="ch3" table:cell-range-address="Sheet1.B2:Sheet1.M5" chart:data-source-has-labels="both" svg:x="0.368cm" svg:y="0.287cm" svg:width="14.393cm" svg:height="13.822cm">
          <chartooo:coordinate-region svg:x="1.095cm" svg:y="0.487cm" svg:width="13.572cm" svg:height="12.975cm"/>
          <chart:axis chart:dimension="x" chart:name="primary-x" chart:style-name="ch4" chartooo:axis-type="auto">
            <chartooo:date-scale/>
            <chart:categories table:cell-range-address="Sheet1.C2:Sheet1.M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M3" chart:label-cell-address="Sheet1.B3:Sheet1.B3" chart:class="chart:line">
            <chart:data-point chart:repeated="11"/>
          </chart:series>
          <chart:series chart:style-name="ch7" chart:values-cell-range-address="Sheet1.C4:Sheet1.M4" chart:label-cell-address="Sheet1.B4:Sheet1.B4" chart:class="chart:line">
            <chart:data-point chart:repeated="11"/>
          </chart:series>
          <chart:series chart:style-name="ch8" chart:values-cell-range-address="Sheet1.C5:Sheet1.M5" chart:label-cell-address="Sheet1.B5:Sheet1.B5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C2:Sheet1.M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infatuation</text:p>
                <draw:g>
                  <svg:desc>Sheet1.B3:Sheet1.B3</svg:desc>
                </draw:g>
              </table:table-cell>
              <table:table-cell office:value-type="float" office:value="0.8">
                <text:p>0.8</text:p>
                <draw:g>
                  <svg:desc>Sheet1.C3:Sheet1.M3</svg:desc>
                </draw:g>
              </table:table-cell>
              <table:table-cell office:value-type="float" office:value="0.7999">
                <text:p>0.7999</text:p>
              </table:table-cell>
              <table:table-cell office:value-type="float" office:value="0.7984">
                <text:p>0.7984</text:p>
              </table:table-cell>
              <table:table-cell office:value-type="float" office:value="0.7919">
                <text:p>0.7919</text:p>
              </table:table-cell>
              <table:table-cell office:value-type="float" office:value="0.7744">
                <text:p>0.7744</text:p>
              </table:table-cell>
              <table:table-cell office:value-type="float" office:value="0.7375">
                <text:p>0.7375</text:p>
              </table:table-cell>
              <table:table-cell office:value-type="float" office:value="0.6704">
                <text:p>0.6704</text:p>
              </table:table-cell>
              <table:table-cell office:value-type="float" office:value="0.5599">
                <text:p>0.5599</text:p>
              </table:table-cell>
              <table:table-cell office:value-type="float" office:value="0.3904">
                <text:p>0.3904</text:p>
              </table:table-cell>
              <table:table-cell office:value-type="float" office:value="0.1439">
                <text:p>0.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nder</text:p>
                <draw:g>
                  <svg:desc>Sheet1.B4:Sheet1.B4</svg:desc>
                </draw:g>
              </table:table-cell>
              <table:table-cell office:value-type="float" office:value="0.07">
                <text:p>0.07</text:p>
                <draw:g>
                  <svg:desc>Sheet1.C4:Sheet1.M4</svg:desc>
                </draw:g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Wander-door</text:p>
                <draw:g>
                  <svg:desc>Sheet1.B5:Sheet1.B5</svg:desc>
                </draw:g>
              </table:table-cell>
              <table:table-cell office:value-type="float" office:value="0.16">
                <text:p>0.16</text:p>
                <draw:g>
                  <svg:desc>Sheet1.C5:Sheet1.M5</svg:desc>
                </draw:g>
              </table:table-cell>
              <table:table-cell office:value-type="float" office:value="0.156">
                <text:p>0.156</text:p>
              </table:table-cell>
              <table:table-cell office:value-type="float" office:value="0.152">
                <text:p>0.152</text:p>
              </table:table-cell>
              <table:table-cell office:value-type="float" office:value="0.148">
                <text:p>0.148</text:p>
              </table:table-cell>
              <table:table-cell office:value-type="float" office:value="0.144">
                <text:p>0.144</text:p>
              </table:table-cell>
              <table:table-cell office:value-type="float" office:value="0.14">
                <text:p>0.14</text:p>
              </table:table-cell>
              <table:table-cell office:value-type="float" office:value="0.136">
                <text:p>0.136</text:p>
              </table:table-cell>
              <table:table-cell office:value-type="float" office:value="0.132">
                <text:p>0.132</text:p>
              </table:table-cell>
              <table:table-cell office:value-type="float" office:value="0.128">
                <text:p>0.128</text:p>
              </table:table-cell>
              <table:table-cell office:value-type="float" office:value="0.124">
                <text:p>0.124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